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0.6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33cc66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33cc66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33cc66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33cc66" fo:border-left="none" fo:border-right="0.06pt solid #000000" fo:border-top="none"/>
    </style:style>
    <style:style style:name="ce9" style:family="table-cell" style:parent-style-name="Default" style:data-style-name="N107"/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none" fo:background-color="#00ffff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3deb3d" fo:border-left="0.06pt solid #000000" fo:border-right="none" fo:border-top="none"/>
    </style:style>
    <style:style style:name="ce14" style:family="table-cell" style:parent-style-name="Default">
      <style:table-cell-properties fo:background-color="#3deb3d"/>
    </style:style>
    <style:style style:name="ce15" style:family="table-cell" style:parent-style-name="Default">
      <style:table-cell-properties fo:border-bottom="none" fo:background-color="#3deb3d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3deb3d" fo:border-left="none" fo:border-right="0.06pt solid #000000" fo:border-top="none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table:number-columns-repeated="5" office:value-type="float" office:value="5" calcext:value-type="float">
            <text:p>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[.A1]*[.A1]" office:value-type="float" office:value="25" calcext:value-type="float">
            <text:p>25</text:p>
          </table:table-cell>
          <table:table-cell table:style-name="ce3" table:formula="of:=[.B1]*[.B1]+[.O2]" office:value-type="float" office:value="50" calcext:value-type="float">
            <text:p>50</text:p>
          </table:table-cell>
          <table:table-cell table:style-name="ce11" table:formula="of:=[.C1]*[.C1]+[.P2]" office:value-type="float" office:value="75" calcext:value-type="float">
            <text:p>75</text:p>
          </table:table-cell>
          <table:table-cell table:formula="of:=[.D1]*[.D1]+[.Q2]" office:value-type="float" office:value="100" calcext:value-type="float">
            <text:p>100</text:p>
          </table:table-cell>
          <table:table-cell table:formula="of:=[.E1]*[.E1]+[.R2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4" table:formula="of:=[.B2]+[.H3]+[.I2]-[.H2]" office:value-type="float" office:value="18" calcext:value-type="float">
            <text:p>18</text:p>
          </table:table-cell>
          <table:table-cell table:style-name="ce11" table:formula="of:=[.C2]+[.I3]+[.J2]-[.I2]" office:value-type="float" office:value="27" calcext:value-type="float">
            <text:p>27</text:p>
          </table:table-cell>
          <table:table-cell table:formula="of:=[.D2]+[.J3]+[.K2]-[.J2]" office:value-type="float" office:value="36" calcext:value-type="float">
            <text:p>36</text:p>
          </table:table-cell>
          <table:table-cell table:formula="of:=[.E2]+[.K3]+[.L2]-[.K2]"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[.A2]*[.A2]+[.O2]" office:value-type="float" office:value="41" calcext:value-type="float">
            <text:p>41</text:p>
          </table:table-cell>
          <table:table-cell table:style-name="ce4" table:formula="of:=[.B2]*[.B2]+[.O3]+[.P2]-[.O2]" office:value-type="float" office:value="82" calcext:value-type="float">
            <text:p>82</text:p>
          </table:table-cell>
          <table:table-cell table:style-name="ce11" table:formula="of:=[.C2]*[.C2]+[.P3]+[.Q2]-[.P2]" office:value-type="float" office:value="123" calcext:value-type="float">
            <text:p>123</text:p>
          </table:table-cell>
          <table:table-cell table:formula="of:=[.D2]*[.D2]+[.Q3]+[.R2]-[.Q2]" office:value-type="float" office:value="164" calcext:value-type="float">
            <text:p>164</text:p>
          </table:table-cell>
          <table:table-cell table:formula="of:=[.E2]*[.E2]+[.R3]+[.S2]-[.R2]" office:value-type="float" office:value="205" calcext:value-type="float">
            <text:p>20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B3]+[.H4]+[.I3]-[.H3]" office:value-type="float" office:value="24" calcext:value-type="float">
            <text:p>24</text:p>
          </table:table-cell>
          <table:table-cell table:style-name="ce12" table:formula="of:=[.C3]+[.I4]+[.J3]-[.I3]" office:value-type="float" office:value="36" calcext:value-type="float">
            <text:p>36</text:p>
          </table:table-cell>
          <table:table-cell table:style-name="ce15" table:formula="of:=[.D3]+[.J4]+[.K3]-[.J3]" office:value-type="float" office:value="48" calcext:value-type="float">
            <text:p>48</text:p>
          </table:table-cell>
          <table:table-cell table:style-name="ce14" table:formula="of:=[.E3]+[.K4]+[.L3]-[.K3]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table:formula="of:=[.A3]*[.A3]+[.O3]" office:value-type="float" office:value="50" calcext:value-type="float">
            <text:p>50</text:p>
          </table:table-cell>
          <table:table-cell table:style-name="ce11" table:formula="of:=[.B3]*[.B3]+[.O4]+[.P3]-[.O3]" office:value-type="float" office:value="100" calcext:value-type="float">
            <text:p>100</text:p>
          </table:table-cell>
          <table:table-cell table:style-name="ce12" table:formula="of:=[.C3]*[.C3]+[.P4]+[.Q3]-[.P3]" office:value-type="float" office:value="150" calcext:value-type="float">
            <text:p>150</text:p>
          </table:table-cell>
          <table:table-cell table:style-name="ce15" table:formula="of:=[.D3]*[.D3]+[.Q4]+[.R3]-[.Q3]" office:value-type="float" office:value="200" calcext:value-type="float">
            <text:p>200</text:p>
          </table:table-cell>
          <table:table-cell table:style-name="ce14" table:formula="of:=[.E3]*[.E3]+[.R4]+[.S3]-[.R3]" office:value-type="float" office:value="250" calcext:value-type="float">
            <text:p>25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4]+[.H5]+[.I4]-[.H4]" office:value-type="float" office:value="32" calcext:value-type="float">
            <text:p>32</text:p>
          </table:table-cell>
          <table:table-cell table:style-name="ce13" table:formula="of:=[.C4]+[.I5]+[.J4]-[.I4]" office:value-type="float" office:value="48" calcext:value-type="float">
            <text:p>48</text:p>
          </table:table-cell>
          <table:table-cell table:style-name="ce16" table:formula="of:=[.D4]+[.J5]+[.K4]-[.J4]" office:value-type="float" office:value="64" calcext:value-type="float">
            <text:p>64</text:p>
          </table:table-cell>
          <table:table-cell table:style-name="ce14" table:formula="of:=[.E4]+[.K5]+[.L4]-[.K4]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4]*[.A4]+[.O4]" office:value-type="float" office:value="66" calcext:value-type="float">
            <text:p>66</text:p>
          </table:table-cell>
          <table:table-cell table:formula="of:=[.B4]*[.B4]+[.O5]+[.P4]-[.O4]" office:value-type="float" office:value="132" calcext:value-type="float">
            <text:p>132</text:p>
          </table:table-cell>
          <table:table-cell table:style-name="ce13" table:formula="of:=[.C4]*[.C4]+[.P5]+[.Q4]-[.P4]" office:value-type="float" office:value="198" calcext:value-type="float">
            <text:p>198</text:p>
          </table:table-cell>
          <table:table-cell table:style-name="ce16" table:formula="of:=[.D4]*[.D4]+[.Q5]+[.R4]-[.Q4]" office:value-type="float" office:value="264" calcext:value-type="float">
            <text:p>264</text:p>
          </table:table-cell>
          <table:table-cell table:style-name="ce14" table:formula="of:=[.E4]*[.E4]+[.R5]+[.S4]-[.R4]" office:value-type="float" office:value="330" calcext:value-type="float">
            <text:p>33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5]+[.H6]+[.I5]-[.H5]" office:value-type="float" office:value="42" calcext:value-type="float">
            <text:p>42</text:p>
          </table:table-cell>
          <table:table-cell table:style-name="ce14" table:formula="of:=[.C5]+[.I6]+[.J5]-[.I5]" office:value-type="float" office:value="63" calcext:value-type="float">
            <text:p>63</text:p>
          </table:table-cell>
          <table:table-cell table:style-name="ce14" table:formula="of:=[.D5]+[.J6]+[.K5]-[.J5]" office:value-type="float" office:value="84" calcext:value-type="float">
            <text:p>84</text:p>
          </table:table-cell>
          <table:table-cell table:style-name="ce14" table:formula="of:=[.E5]+[.K6]+[.L5]-[.K5]"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5]*[.A5]+[.O5]" office:value-type="float" office:value="91" calcext:value-type="float">
            <text:p>91</text:p>
          </table:table-cell>
          <table:table-cell table:formula="of:=[.B5]*[.B5]+[.O6]+[.P5]-[.O5]" office:value-type="float" office:value="182" calcext:value-type="float">
            <text:p>182</text:p>
          </table:table-cell>
          <table:table-cell table:style-name="ce14" table:formula="of:=[.C5]*[.C5]+[.P6]+[.Q5]-[.P5]" office:value-type="float" office:value="273" calcext:value-type="float">
            <text:p>273</text:p>
          </table:table-cell>
          <table:table-cell table:style-name="ce14" table:formula="of:=[.D5]*[.D5]+[.Q6]+[.R5]-[.Q5]" office:value-type="float" office:value="364" calcext:value-type="float">
            <text:p>364</text:p>
          </table:table-cell>
          <table:table-cell table:style-name="ce14" table:formula="of:=[.E5]*[.E5]+[.R6]+[.S5]-[.R5]" office:value-type="float" office:value="455" calcext:value-type="float">
            <text:p>455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Image</text:p>
          </table:table-cell>
          <table:table-cell table:number-columns-repeated="2"/>
          <table:table-cell table:formula="of:=SUM([.B2:.C3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ntegral sum</text:p>
          </table:table-cell>
          <table:table-cell table:number-columns-repeated="3"/>
          <table:table-cell table:formula="of:=[.H2]-[.J2]-[.H4]+[.J4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ntegral square</text:p>
          </table:table-cell>
          <table:table-cell table:number-columns-repeated="3"/>
          <table:table-cell table:formula="of:=[.O2]+[.Q4]-[.Q2]-[.O4]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table:formula="of:=SUM([.D4:.E5])" office:value-type="float" office:value="18" calcext:value-type="float">
            <text:p>18</text:p>
          </table:table-cell>
          <table:table-cell table:number-columns-repeated="6"/>
          <table:table-cell table:formula="of:=[.J4]-[.L4]-[.J6]+[.L6]" office:value-type="float" office:value="18" calcext:value-type="float">
            <text:p>18</text:p>
          </table:table-cell>
          <table:table-cell table:number-columns-repeated="6"/>
          <table:table-cell table:formula="of:=[.S6]+[.Q4]-[.S4]-[.Q6]"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Int. Norm rect 1:</text:p>
          </table:table-cell>
          <table:table-cell table:number-columns-repeated="4"/>
          <table:table-cell table:style-name="ce9" table:formula="of:=[.D8]/(255*4)" office:value-type="float" office:value="0.0137254901960784" calcext:value-type="float">
            <text:p>,013725490196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. Norm rect 2:</text:p>
          </table:table-cell>
          <table:table-cell table:number-columns-repeated="4"/>
          <table:table-cell table:style-name="ce9" table:formula="of:=[.D9]/(255*4)" office:value-type="float" office:value="0.0176470588235294" calcext:value-type="float">
            <text:p>,017647058824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Image mean</text:p>
          </table:table-cell>
          <table:table-cell table:number-columns-repeated="4"/>
          <table:table-cell table:style-name="ce10" table:formula="of:=AVERAGE([.A1:.E5])" office:value-type="float" office:value="4.2" calcext:value-type="float">
            <text:p>4,200000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age std dev</text:p>
          </table:table-cell>
          <table:table-cell table:number-columns-repeated="4"/>
          <table:table-cell table:formula="of:=STDEV([.A1:.E5])" office:value-type="float" office:value="0.763762615825973" calcext:value-type="float">
            <text:p>0,763762615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Var. Norm rec 1:</text:p>
          </table:table-cell>
          <table:table-cell table:number-columns-repeated="4"/>
          <table:table-cell table:formula="of:=([.D8]-[.F14]*4)/(2*4*[.F15])" office:value-type="float" office:value="-0.458257569495584" calcext:value-type="float">
            <text:p>-0,4582575695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r. Norm rec 2:</text:p>
          </table:table-cell>
          <table:table-cell table:number-columns-repeated="4"/>
          <table:table-cell table:formula="of:=([.D9]-[.F14]*4)/(2*4*[.F15])" office:value-type="float" office:value="0.196396101212393" calcext:value-type="float">
            <text:p>0,1963961012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9" table:formula="of:=[.F17]-[.F11]" office:value-type="float" office:value="-0.471983059691663" calcext:value-type="float">
            <text:p>-,47198305969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table:formula="of:=[.F18]-[.F12]" office:value-type="float" office:value="0.178749042388864" calcext:value-type="float">
            <text:p>,178749042389</text:p>
          </table:table-cell>
          <table:table-cell table:number-columns-repeated="6"/>
          <table:table-cell table:style-name="ce9"/>
          <table:table-cell table:number-columns-repeated="6"/>
        </table:table-row>
        <table:table-row table:style-name="ro1">
          <table:table-cell table:number-columns-repeated="12"/>
          <table:table-cell table:style-name="ce9"/>
          <table:table-cell table:number-columns-repeated="6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0" number:grouping="true"/>
    </number:number-style>
    <number:number-style style:name="N108">
      <number:number number:decimal-places="8" number:min-integer-digits="0" number:grouping="true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T00:00:01.1135185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1:19:24.870990387</meta:creation-date>
    <dc:date>2013-09-29T15:46:10.657006236</dc:date>
    <meta:editing-duration>PT49M21S</meta:editing-duration>
    <meta:editing-cycles>14</meta:editing-cycles>
    <meta:generator>LibreOffice/4.1.1.2$Linux_X86_64 LibreOffice_project/410m0$Build-2</meta:generator>
    <meta:document-statistic meta:table-count="1" meta:cell-count="120" meta:object-count="0"/>
  </office:meta>
</office:document-meta>
</file>